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list-style-name="L1">
      <style:text-properties fo:font-weight="bold" style:font-weight-asian="bold" style:font-weight-complex="bold"/>
    </style:style>
    <style:style style:name="P2" style:family="paragraph" style:parent-style-name="Heading_20_3">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3">
      <style:text-properties fo:font-weight="normal" style:font-weight-asian="normal" style:font-weight-complex="normal"/>
    </style:style>
    <style:style style:name="P5" style:family="paragraph" style:parent-style-name="Text_20_body" style:list-style-name="L4">
      <style:text-properties fo:font-weight="normal" style:font-weight-asian="normal" style:font-weight-complex="normal"/>
    </style:style>
    <style:style style:name="P6" style:family="paragraph" style:parent-style-name="Text_20_body" style:list-style-name="L5">
      <style:text-properties fo:font-weight="normal" style:font-weight-asian="normal" style:font-weight-complex="normal"/>
    </style:style>
    <style:style style:name="P7" style:family="paragraph" style:parent-style-name="Text_20_body" style:list-style-name="L6">
      <style:text-properties fo:font-weight="bold" style:font-weight-asian="bold" style:font-weight-complex="bold"/>
    </style:style>
    <style:style style:name="P8" style:family="paragraph" style:parent-style-name="Text_20_body" style:list-style-name="L7">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stema de Atendimento ao Cidadão – Módulo Operacional</text:h>
      <text:h text:style-name="Heading_20_2" text:outline-level="2">Introdução</text:h>
      <text:p text:style-name="Text_20_body">O sistema de atendimento ao cidadão foi construído sobre um conjunto de conceitos definidos, fundamentais para a compreensão do sistema como um todo. Entender esses conceitos vai proporcionar uma experiência de uso mais sólida do sistema e uma capacidade de intevernção mais dirigida da parte, tanto do atendente, quanto do gerente da praça.</text:p>
      <text:h text:style-name="Heading_20_3" text:outline-level="3">Conceitos</text:h>
      <text:list text:style-name="L1">
        <text:list-item>
          <text:p text:style-name="P1">Local<text:span text:style-name="T1">: A praça de atendimento. Cada local tem um identificador único. Os guichês e funcionários estão sempre associados a um local específico.</text:span></text:p>
        </text:list-item>
        <text:list-item>
          <text:p text:style-name="P1">Gerente<text:span text:style-name="T1">: O gerente de um local é um funcionário a quem é atribuido o papel de gerente dentro de um intervalo de tempo determinado. Esse tempo pode ter o final em aberto, significando que ele é o gerente até que seja informada outra decisão.</text:span></text:p>
        </text:list-item>
        <text:list-item>
          <text:p text:style-name="P1">Atendente<text:span text:style-name="T1">: O atendente é um funcionário no momento em que ele assume um guichê para atendimento. Esse é um papel temporário que qualquer funcionário daquele local, com exceção do gerente, pode assumir a qualquer momento.</text:span></text:p>
        </text:list-item>
        <text:list-item>
          <text:p text:style-name="P1">Guichê<text:span text:style-name="T1">: O guichê é a estação de atendimento onde o público será recebido. O guichê tem uma ligação física com o local, uma vez que o equipamento do “Opiniômetro” está associado a aquele computador em específico.</text:span></text:p>
        </text:list-item>
        <text:list-item>
          <text:p text:style-name="P1">Expediente<text:span text:style-name="T1">: Um expediente é o intervalo de tempo entre a abertura e o fechamento do Local. Durante um expediente guichês podem ser abertos e fechados de acordo com a necessidade, permitindo que, através do uso de turnos, um mesmo guichê possa ser usado por mais de um atendente. As senhas serão sempre sequenciais dentro de um mesmo expediente, iniciando de 001 para cada categoria. No entando, se houverem mais de 999 senhas emitidas para uma dada categoria dentro de um mesmo expediente, as senhas podem voltar a 001, sempre utilizando senhas de atendimentos já completamente encerrados.</text:span></text:p>
        </text:list-item>
        <text:list-item>
          <text:p text:style-name="P1">Atendimento<text:span text:style-name="T1">: Um atendimento começa no momento em que o interessado solicita uma senha no “Emissor de Senha” e termina quando: o atendimento é concluído e o cidadão registra a avaliação do atendimento, o atendimento é concluído e o gerente encerra o atendimento porque o cidadão se recusou a registrar a avaliação ou quando o cidadão não reinvindica o atendimento até 3 senhas após a sua senha ser chamada.</text:span></text:p>
        </text:list-item>
        <text:list-item>
          <text:p text:style-name="P1">No-Show<text:span text:style-name="T1">: Este é o conceito que designa o momento em que uma senha é chamada, mas ninguém comparece para o atendimento. O sistema implementa uma tolerância de 3 senhas, o que significa que depois que a senha é chamada, o cidadão pode pedir para ser atendido “em atraso” até de 3 senhas.</text:span></text:p>
        </text:list-item>
        <text:list-item>
          <text:p text:style-name="P1">Serviço Interno<text:span text:style-name="T1">: Esta é a situação descreve o momento em queo atendente precisa realizar alguma atividade interna que vai deixá-lo indisponível para novos atendimentos. O sistema permite que seja selecionado um serviço dentre uma lista previamente definida, assim como permite que sejam registradas informações referentes a esse serviço em específico.</text:span></text:p>
        </text:list-item>
        <text:list-item>
          <text:p text:style-name="P1">Serviço em Atendimento<text:span text:style-name="T1">: Da mesma forma que para o serviço interno, também é possível detalhar cada um dos serviços realizados ao longo de um atendimento. Essa informação é importante para possibilitar a extração de informações estatísticas sobre todo o processo de atendimento. Assim como no serviço interno, também é possível registrar informações adicionais, como por exemplo a referência de um protocolo em um outro sistema.</text:span></text:p>
        </text:list-item>
      </text:list>
      <text:h text:style-name="P2" text:outline-level="3">Entendendo o processo do atendimento</text:h>
      <text:p text:style-name="P3">Quando um atendimento é criado, ele começa no estado “espera”, o que significa que ele está na fila para que seja escalonado para atendimento dentre um dos guichês. O escalonamento acontece de acordo com o tempo em espera, priorizado proporcionalmente de acordo com as categorias.</text:p>
      <text:p text:style-name="P3">No momento em que chega a vez de um atendimento, o estado do atendimento passa para “chamando”, a senha é exibida no painel, já vinculado a um guichê específico. Ao mesmo tempo, também aparece na tela do gerente e do atendente a informação de qual senha está sendo chamada.</text:p>
      <text:p text:style-name="P3">Neste momento existem três possibilidades:</text:p>
      <text:list text:style-name="L3">
        <text:list-item>
          <text:p text:style-name="P4">O cidadão apresenta-se ao guichê, e o atendente inicia o atendimento.</text:p>
        </text:list-item>
        <text:list-item>
          <text:p text:style-name="P4">Ninguém comparece, e o atendente “registra no-show”.</text:p>
        </text:list-item>
        <text:list-item>
          <text:p text:style-name="P4">O atendente ou o gerente desfazem a chamada, retornando a senha para o estado “espera”, para que o atendente possa entrar em “pausa” ou realizar um “serviço interno”.</text:p>
        </text:list-item>
      </text:list>
      <text:p text:style-name="P3">Sendo iniciado o atendimento, o atendente pode:</text:p>
      <text:list text:style-name="L4">
        <text:list-item>
          <text:p text:style-name="P5">Realizar serviços no atendimento.</text:p>
        </text:list-item>
        <text:list-item>
          <text:p text:style-name="P5">Concluir o atendimento.</text:p>
        </text:list-item>
      </text:list>
      <text:p text:style-name="P3">Ao realizar serviços, podem ser registradas informações adicionais, mas em um determinado momento o atendente deverá concluir o atendimento. Quando o atendimento for concluido, o opiniômetro será acionado para que o cidadão registre a avaliação do atendimento. Caso o cidadão se recuse a registrar a avaliação, o gerente pode encerrar o atendimento mesmo assim.</text:p>
      <text:p text:style-name="P3">No momento em que o atendimento é encerrado, o guichê coloca-se em estado “concluído”, que permite que o atendente então escolha se vai:</text:p>
      <text:list text:style-name="L5">
        <text:list-item>
          <text:p text:style-name="P6">Iniciar uma pausa.</text:p>
        </text:list-item>
        <text:list-item>
          <text:p text:style-name="P6">Iniciar um serviço interno.</text:p>
        </text:list-item>
        <text:list-item>
          <text:p text:style-name="P6">Fechar o guichê.</text:p>
        </text:list-item>
        <text:list-item>
          <text:p text:style-name="P6">Atender “no-show”.</text:p>
        </text:list-item>
        <text:list-item>
          <text:p text:style-name="P6">Ficar “Disponível” para outro atendimento.</text:p>
        </text:list-item>
      </text:list>
      <text:p text:style-name="P3">O processo de escalonamento só irá enviar atendimentos para os guichês disponíveis, e vai fazer isso sempre no momento em que o atendente ficar “disponível”. É importante perceber que o estado dos guichês estará sempre visível na tela do gerente, exibindo a hora em que o atendente passou a estar naquele estado, permitindo ao gerente ter um controle sobre a eficiência do atendimento.</text:p>
      <text:p text:style-name="P3">Sempre que um guichê estiver no estado “concluído”, o atendente também pode atender um “no-show”, desde que a senha ainda esteja dentro do limite de tolerância determinado. É importante sempre conferir que o número do atendimento confere com o número da senha no sistema.</text:p>
      <text:h text:style-name="Heading_20_2" text:outline-level="2">Conhecendo a interface do sistema</text:h>
      <text:h text:style-name="Heading_20_3" text:outline-level="3">Interface do Atendente</text:h>
      <text:p text:style-name="Text_20_body">Para facilitar o uso do sistema, a interface do sistema é desenhada de uma maneira consistente e que é mantida durante todo o uso. A interface é dividida em em 3 áreas, que permitem uma fácil navegação. As áreas são:</text:p>
      <text:list text:style-name="L6">
        <text:list-item>
          <text:p text:style-name="P7">Ações<text:span text:style-name="T1">: Todas as ações que podem ser realizadas pelo atendente em qualquer momento estarão sempre agrupadas nessa área da tela, permitindo uma fácil localização. Sempre que uma ação tiver um impacto irreversível será apresentada uma caixa de confirmação para evitar a execução acidental dessas ações.</text:span></text:p>
        </text:list-item>
        <text:list-item>
          <text:p text:style-name="P7">Chat<text:span text:style-name="T1">: A qualquer momento o atendente e o gerente podem conversar pelo uso de mensagens instantâneas. Essa opção é util para, por exemplo, solicitar diretamente ao gerente o encerramento de um atendimento quando o cidadão se recusou a fazer a avaliação, ou para solicitar uma pausa.</text:span></text:p>
        </text:list-item>
        <text:list-item>
          <text:p text:style-name="P7">Informações<text:span text:style-name="T1">: Mostra as informações sobre o estado atual, por exemplo, quando está chamando uma senha, mostra qual é a senha sendo chamada, quando está em pausa, deixa o espaço para preencher o motivo da pausa.</text:span></text:p>
        </text:list-item>
      </text:list>
      <text:h text:style-name="Heading_20_3" text:outline-level="3">Interface do Gerente</text:h>
      <text:p text:style-name="Text_20_body">Assim como a interface do atendente, a interface do gerente também tem a tela dividida em áreas delimitadas, mas a interface do gerente é dividida em 4 áreas:</text:p>
      <text:list text:style-name="L7">
        <text:list-item>
          <text:p text:style-name="P8">Resumo do Local<text:span text:style-name="T1">: Esta área mostra algumas informações estatísticas básicas sobre o estado atual, como o número de pessoas esperando no total e por categoria, a espera mais antiga total e de cada categoria e também as médias de tempo de espera e de atendimento, também para cada categoria e no total.</text:span></text:p>
        </text:list-item>
        <text:list-item>
          <text:p text:style-name="P8">Ações<text:span text:style-name="T1">: Esta área mostra todas as ações que podem ser realizadas pelo gerente em um determinado momento. Assim como na tela do atendente, quando as ações tiverem consequências irreversíveis, será exibida uma caixa de confirmação para evitar acidentes.</text:span></text:p>
        </text:list-item>
        <text:list-item>
          <text:p text:style-name="P8">Chat<text:span text:style-name="T1">: A tela de chat do gerente permite que o gerente fale individualmente com cada um dos atendentes, selecionando o nome do atendente dentro de uma caixa de seleção. </text:span></text:p>
        </text:list-item>
        <text:list-item>
          <text:p text:style-name="P8">Mesas<text:span text:style-name="T1">: Mostra o estado atual do guichê e dos atendimentos em cada guichê, o nome do atendent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Bitstream Vera Sans" style:font-size-asian="10.5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Daniel Ruoso</meta:initial-creator>
    <meta:creation-date>2008-05-23T12:41:57</meta:creation-date>
    <dc:date>2008-08-06T07:30:20</dc:date>
    <dc:language>pt-PT</dc:language>
    <meta:editing-cycles>13</meta:editing-cycles>
    <meta:editing-duration>PT6H9M53S</meta:editing-duration>
    <meta:user-defined meta:name="Info 1"/>
    <meta:user-defined meta:name="Info 2"/>
    <meta:user-defined meta:name="Info 3"/>
    <meta:user-defined meta:name="Info 4"/>
    <meta:document-statistic meta:table-count="0" meta:image-count="0" meta:object-count="0" meta:page-count="3" meta:paragraph-count="44" meta:word-count="1243" meta:character-count="7628"/>
  </office:meta>
</office:document-meta>
</file>